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114cm" svg:height="1.397cm" svg:x="3.729cm" svg:y="7.9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1.397cm" svg:x="13.762cm" svg:y="7.902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0.287cm" svg:height="1.397cm" svg:x="6.623cm" svg:y="10.3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175cm" svg:height="1.397cm" svg:x="13.762cm" svg:y="10.3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032cm" svg:height="1.397cm" svg:x="14.905cm" svg:y="10.3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032cm" svg:height="1.397cm" svg:x="6.65cm" svg:y="10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0.287cm" svg:height="1.397cm" svg:x="14.878cm" svg:y="12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175cm" svg:height="1.397cm" svg:x="22.017cm" svg:y="12.7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032cm" svg:height="1.397cm" svg:x="23.16cm" svg:y="12.7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032cm" svg:height="1.397cm" svg:x="14.905cm" svg:y="12.728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17.064cm" svg:y1="6.505cm" svg:x2="13.635cm" svg:y2="6.505cm">
          <text:p/>
        </draw:line>
        <draw:frame draw:style-name="gr6" draw:text-style-name="P2" draw:layer="layout" svg:width="3.683cm" svg:height="1.52cm" svg:x="17.953cm" svg:y="5.997cm">
          <draw:text-box>
            <text:p text:style-name="P2"><text:span text:style-name="T1">compare</text:span></text:p>
          </draw:text-box>
        </draw:frame>
        <draw:frame draw:style-name="gr6" draw:text-style-name="P2" draw:layer="layout" svg:width="3.683cm" svg:height="1.52cm" svg:x="3.221cm" svg:y="13.109cm">
          <draw:text-box>
            <text:p text:style-name="P2"><text:span text:style-name="T1">shift</text:span></text:p>
          </draw:text-box>
        </draw:frame>
        <draw:line draw:style-name="gr7" draw:text-style-name="P1" draw:layer="layout" svg:x1="6.65cm" svg:y1="13.271cm" svg:x2="14.778cm" svg:y2="13.3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31T20:42:07</meta:creation-date>
    <dc:date>2013-07-31T20:58:41</dc:date>
    <meta:editing-duration>PT1M14S</meta:editing-duration>
    <meta:editing-cycles>1</meta:editing-cycles>
    <meta:document-statistic meta:object-count="16"/>
    <meta:generator>LibreOffice/3.5$MacOSX_x86 LibreOffice_project/e0fbe70-dcba98b-297ab39-994e618-0f858f0</meta:generator>
  </office:meta>
</office:document-meta>
</file>